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urier" svg:font-family="courier"/>
  </office:font-face-decls>
  <office:automatic-styles>
    <style:style style:name="P1" style:family="paragraph" style:parent-style-name="Standard">
      <style:text-properties fo:color="#0f0f0f" loext:opacity="100%" fo:font-size="10.5pt" officeooo:rsid="000646c7" officeooo:paragraph-rsid="000646c7" loext:padding="0in" loext:border="none"/>
    </style:style>
    <style:style style:name="P2" style:family="paragraph" style:parent-style-name="Standard">
      <style:text-properties fo:color="#0f0f0f" loext:opacity="100%" fo:font-size="10.5pt" officeooo:rsid="000646c7" officeooo:paragraph-rsid="000646c7" loext:padding="0in" loext:border="none"/>
    </style:style>
    <style:style style:name="P3" style:family="paragraph" style:parent-style-name="Standard">
      <style:text-properties fo:color="#0f0f0f" loext:opacity="100%" fo:font-size="10.5pt" officeooo:rsid="000646c7" officeooo:paragraph-rsid="002a783b" loext:padding="0in" loext:border="none"/>
    </style:style>
    <style:style style:name="P4" style:family="paragraph" style:parent-style-name="Standard">
      <style:text-properties fo:color="#0f0f0f" loext:opacity="100%" fo:font-size="10.5pt" officeooo:rsid="000646c7" officeooo:paragraph-rsid="004c32ef" loext:padding="0in" loext:border="none"/>
    </style:style>
    <style:style style:name="P5" style:family="paragraph" style:parent-style-name="Standard">
      <style:text-properties fo:color="#0f0f0f" loext:opacity="100%" fo:font-size="10.5pt" officeooo:rsid="00120ce9" officeooo:paragraph-rsid="00120ce9" loext:padding="0in" loext:border="none"/>
    </style:style>
    <style:style style:name="P6" style:family="paragraph" style:parent-style-name="Standard">
      <style:text-properties fo:color="#0f0f0f" loext:opacity="100%" fo:font-size="10.5pt" officeooo:rsid="00120ce9" officeooo:paragraph-rsid="004f410a" loext:padding="0in" loext:border="none"/>
    </style:style>
    <style:style style:name="P7" style:family="paragraph" style:parent-style-name="Standard">
      <style:text-properties fo:color="#0f0f0f" loext:opacity="100%" fo:font-size="10.5pt" officeooo:rsid="00120ce9" officeooo:paragraph-rsid="0053b533" loext:padding="0in" loext:border="none"/>
    </style:style>
    <style:style style:name="P8" style:family="paragraph" style:parent-style-name="Standard">
      <style:text-properties fo:color="#0f0f0f" loext:opacity="100%" fo:font-size="10.5pt" officeooo:rsid="00542620" officeooo:paragraph-rsid="00542620" loext:padding="0in" loext:border="none"/>
    </style:style>
    <style:style style:name="P9" style:family="paragraph" style:parent-style-name="Standard">
      <style:text-properties fo:color="#0f0f0f" loext:opacity="100%" fo:font-size="10.5pt" officeooo:rsid="00593a75" officeooo:paragraph-rsid="005ad49b" loext:padding="0in" loext:border="none"/>
    </style:style>
    <style:style style:name="P10" style:family="paragraph" style:parent-style-name="Standard">
      <style:text-properties fo:color="#0f0f0f" loext:opacity="100%" fo:font-size="10.5pt" officeooo:rsid="00593a75" officeooo:paragraph-rsid="005c9b20" loext:padding="0in" loext:border="none"/>
    </style:style>
    <style:style style:name="P11" style:family="paragraph" style:parent-style-name="Standard">
      <style:text-properties fo:color="#0f0f0f" loext:opacity="100%" fo:font-size="10.5pt" officeooo:rsid="00593a75" officeooo:paragraph-rsid="00606183" loext:padding="0in" loext:border="none"/>
    </style:style>
    <style:style style:name="P12" style:family="paragraph" style:parent-style-name="Standard">
      <style:text-properties fo:color="#0f0f0f" loext:opacity="100%" fo:font-size="16pt" fo:font-weight="bold" officeooo:rsid="00120ce9" officeooo:paragraph-rsid="00120ce9" style:font-size-asian="16pt" style:font-weight-asian="bold" style:font-size-complex="16pt" style:font-weight-complex="bold" loext:padding="0in" loext:border="none"/>
    </style:style>
    <style:style style:name="P13" style:family="paragraph" style:parent-style-name="Standard">
      <style:text-properties fo:color="#0f0f0f" loext:opacity="100%" fo:font-size="16pt" fo:font-weight="bold" officeooo:rsid="005335bc" officeooo:paragraph-rsid="005335bc" style:font-size-asian="16pt" style:font-weight-asian="bold" style:font-size-complex="16pt" style:font-weight-complex="bold" loext:padding="0in" loext:border="none"/>
    </style:style>
    <style:style style:name="P14" style:family="paragraph" style:parent-style-name="Standard">
      <style:text-properties fo:color="#0f0f0f" loext:opacity="100%" fo:font-size="16pt" fo:font-weight="bold" officeooo:rsid="005335bc" officeooo:paragraph-rsid="00664a72" style:font-size-asian="16pt" style:font-weight-asian="bold" style:font-size-complex="16pt" style:font-weight-complex="bold" loext:padding="0in" loext:border="none"/>
    </style:style>
    <style:style style:name="P15" style:family="paragraph" style:parent-style-name="Standard">
      <style:text-properties fo:font-size="16pt" officeooo:rsid="00091c14" officeooo:paragraph-rsid="00091c14" style:font-size-asian="16pt" style:font-size-complex="16pt"/>
    </style:style>
    <style:style style:name="P16" style:family="paragraph" style:parent-style-name="Standard">
      <style:text-properties fo:font-size="16pt" officeooo:rsid="00091c14" officeooo:paragraph-rsid="00099a1d" style:font-size-asian="16pt" style:font-size-complex="16pt"/>
    </style:style>
    <style:style style:name="P17" style:family="paragraph" style:parent-style-name="Standard">
      <style:text-properties fo:font-size="16pt" officeooo:rsid="00091c14" officeooo:paragraph-rsid="002279d9" style:font-size-asian="16pt" style:font-size-complex="16pt"/>
    </style:style>
    <style:style style:name="P18" style:family="paragraph" style:parent-style-name="Standard">
      <style:text-properties fo:font-size="16pt" officeooo:rsid="00091c14" officeooo:paragraph-rsid="002ed023" style:font-size-asian="16pt" style:font-size-complex="16pt"/>
    </style:style>
    <style:style style:name="P19" style:family="paragraph" style:parent-style-name="Standard">
      <style:text-properties fo:font-size="16pt" officeooo:rsid="00091c14" officeooo:paragraph-rsid="0039e6d8" style:font-size-asian="16pt" style:font-size-complex="16pt"/>
    </style:style>
    <style:style style:name="P20" style:family="paragraph" style:parent-style-name="Standard">
      <style:text-properties fo:font-size="16pt" officeooo:rsid="00091c14" officeooo:paragraph-rsid="003b7417" style:font-size-asian="16pt" style:font-size-complex="16pt"/>
    </style:style>
    <style:style style:name="P21" style:family="paragraph" style:parent-style-name="Standard">
      <style:text-properties fo:font-size="16pt" officeooo:rsid="00091c14" officeooo:paragraph-rsid="003c8af1" style:font-size-asian="16pt" style:font-size-complex="16pt"/>
    </style:style>
    <style:style style:name="P22" style:family="paragraph" style:parent-style-name="Standard">
      <style:text-properties fo:font-size="16pt" officeooo:rsid="00091c14" officeooo:paragraph-rsid="003e4d57" style:font-size-asian="16pt" style:font-size-complex="16pt"/>
    </style:style>
    <style:style style:name="P23" style:family="paragraph" style:parent-style-name="Standard">
      <style:text-properties fo:font-size="16pt" officeooo:rsid="00091c14" officeooo:paragraph-rsid="003f6bef" style:font-size-asian="16pt" style:font-size-complex="16pt"/>
    </style:style>
    <style:style style:name="P24" style:family="paragraph" style:parent-style-name="Standard">
      <style:text-properties fo:font-size="16pt" officeooo:rsid="00091c14" officeooo:paragraph-rsid="0040bd0f" style:font-size-asian="16pt" style:font-size-complex="16pt"/>
    </style:style>
    <style:style style:name="P25" style:family="paragraph" style:parent-style-name="Standard">
      <style:text-properties fo:font-size="16pt" officeooo:rsid="00091c14" officeooo:paragraph-rsid="0042b1c7" style:font-size-asian="16pt" style:font-size-complex="16pt"/>
    </style:style>
    <style:style style:name="P26" style:family="paragraph" style:parent-style-name="Standard">
      <style:text-properties fo:font-size="16pt" officeooo:rsid="000b6159" officeooo:paragraph-rsid="000b6159" style:font-size-asian="16pt" style:font-size-complex="16pt"/>
    </style:style>
    <style:style style:name="P27" style:family="paragraph" style:parent-style-name="Standard">
      <style:text-properties fo:font-size="16pt" officeooo:rsid="000b6159" officeooo:paragraph-rsid="002279d9" style:font-size-asian="16pt" style:font-size-complex="16pt"/>
    </style:style>
    <style:style style:name="P28" style:family="paragraph" style:parent-style-name="Standard">
      <style:text-properties fo:font-size="16pt" officeooo:rsid="0015ccbf" officeooo:paragraph-rsid="0015ccbf" style:font-size-asian="16pt" style:font-size-complex="16pt"/>
    </style:style>
    <style:style style:name="P29" style:family="paragraph" style:parent-style-name="Standard">
      <style:text-properties fo:font-size="16pt" officeooo:rsid="00197f83" officeooo:paragraph-rsid="00197f83" style:font-size-asian="16pt" style:font-size-complex="16pt"/>
    </style:style>
    <style:style style:name="P30" style:family="paragraph" style:parent-style-name="Standard">
      <style:text-properties fo:font-size="16pt" officeooo:rsid="00197f83" officeooo:paragraph-rsid="001fd0af" style:font-size-asian="16pt" style:font-size-complex="16pt"/>
    </style:style>
    <style:style style:name="P31" style:family="paragraph" style:parent-style-name="Standard">
      <style:text-properties fo:font-size="16pt" officeooo:rsid="00197f83" officeooo:paragraph-rsid="0023f5da" style:font-size-asian="16pt" style:font-size-complex="16pt"/>
    </style:style>
    <style:style style:name="P32" style:family="paragraph" style:parent-style-name="Standard">
      <style:text-properties fo:font-size="16pt" officeooo:rsid="00197f83" officeooo:paragraph-rsid="002640ef" style:font-size-asian="16pt" style:font-size-complex="16pt"/>
    </style:style>
    <style:style style:name="P33" style:family="paragraph" style:parent-style-name="Standard">
      <style:text-properties fo:font-size="16pt" officeooo:rsid="00197f83" officeooo:paragraph-rsid="002cda75" style:font-size-asian="16pt" style:font-size-complex="16pt"/>
    </style:style>
    <style:style style:name="P34" style:family="paragraph" style:parent-style-name="Standard">
      <style:text-properties fo:font-size="16pt" officeooo:rsid="00072219" officeooo:paragraph-rsid="0025db1a" style:font-size-asian="16pt" style:font-size-complex="16pt"/>
    </style:style>
    <style:style style:name="P35" style:family="paragraph" style:parent-style-name="Standard">
      <style:text-properties fo:font-size="16pt" officeooo:rsid="00072219" officeooo:paragraph-rsid="0036bb53" style:font-size-asian="16pt" style:font-size-complex="16pt"/>
    </style:style>
    <style:style style:name="P36" style:family="paragraph" style:parent-style-name="Standard">
      <style:text-properties fo:font-size="16pt" officeooo:rsid="00078d31" officeooo:paragraph-rsid="002a783b" style:font-size-asian="16pt" style:font-size-complex="16pt"/>
    </style:style>
    <style:style style:name="P37" style:family="paragraph" style:parent-style-name="Standard">
      <style:text-properties fo:font-size="16pt" officeooo:paragraph-rsid="002a783b" style:font-size-asian="16pt" style:font-size-complex="16pt"/>
    </style:style>
    <style:style style:name="P38" style:family="paragraph" style:parent-style-name="Standard">
      <style:text-properties fo:font-size="16pt" officeooo:rsid="002ed023" officeooo:paragraph-rsid="002ed023" style:font-size-asian="16pt" style:font-size-complex="16pt"/>
    </style:style>
    <style:style style:name="P39" style:family="paragraph" style:parent-style-name="Standard">
      <style:text-properties fo:font-size="16pt" fo:font-weight="bold" officeooo:rsid="0015ccbf" officeooo:paragraph-rsid="0015ccbf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officeooo:rsid="00091c14" officeooo:paragraph-rsid="0030920d"/>
    </style:style>
    <style:style style:name="P41" style:family="paragraph" style:parent-style-name="Standard">
      <style:text-properties fo:font-size="16pt" officeooo:rsid="00091c14" officeooo:paragraph-rsid="003560e4"/>
    </style:style>
    <style:style style:name="P42" style:family="paragraph" style:parent-style-name="Standard">
      <style:text-properties fo:font-size="16pt" officeooo:rsid="00091c14" officeooo:paragraph-rsid="0035d509"/>
    </style:style>
    <style:style style:name="P43" style:family="paragraph" style:parent-style-name="Standard">
      <style:text-properties fo:font-size="16pt" officeooo:rsid="00091c14" officeooo:paragraph-rsid="0039e6d8"/>
    </style:style>
    <style:style style:name="P44" style:family="paragraph" style:parent-style-name="Standard">
      <style:text-properties fo:font-size="16pt" officeooo:rsid="00091c14" officeooo:paragraph-rsid="003c8af1"/>
    </style:style>
    <style:style style:name="P45" style:family="paragraph" style:parent-style-name="Standard">
      <style:text-properties fo:font-size="16pt" officeooo:rsid="00091c14" officeooo:paragraph-rsid="003e4d57"/>
    </style:style>
    <style:style style:name="P46" style:family="paragraph" style:parent-style-name="Standard">
      <style:text-properties fo:font-size="12pt" fo:font-weight="normal" officeooo:rsid="00197f83" officeooo:paragraph-rsid="00197f8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97f83" officeooo:paragraph-rsid="002ed023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97f83" officeooo:paragraph-rsid="0039e6d8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197f83" officeooo:paragraph-rsid="003e4d57" style:font-size-asian="12pt" style:font-weight-asian="normal" style:font-size-complex="12pt" style:font-weight-complex="normal"/>
    </style:style>
    <style:style style:name="P50" style:family="paragraph" style:parent-style-name="Standard">
      <style:text-properties officeooo:rsid="00072219" officeooo:paragraph-rsid="002a783b"/>
    </style:style>
    <style:style style:name="P51" style:family="paragraph" style:parent-style-name="Standard">
      <style:text-properties officeooo:paragraph-rsid="002a783b"/>
    </style:style>
    <style:style style:name="T1" style:family="text">
      <style:text-properties officeooo:rsid="000646c7"/>
    </style:style>
    <style:style style:name="T2" style:family="text">
      <style:text-properties fo:color="#0f0f0f" loext:opacity="100%" fo:font-size="10.5pt" officeooo:rsid="000646c7" loext:padding="0in" loext:border="none"/>
    </style:style>
    <style:style style:name="T3" style:family="text">
      <style:text-properties fo:color="#0f0f0f" loext:opacity="100%" fo:font-size="10.5pt" officeooo:rsid="0007c57d" loext:padding="0in" loext:border="none"/>
    </style:style>
    <style:style style:name="T4" style:family="text">
      <style:text-properties fo:color="#0f0f0f" loext:opacity="100%" fo:font-size="10.5pt" officeooo:rsid="0027c28d" loext:padding="0in" loext:border="none"/>
    </style:style>
    <style:style style:name="T5" style:family="text">
      <style:text-properties fo:color="#0f0f0f" loext:opacity="100%" officeooo:rsid="001988e7" loext:padding="0in" loext:border="none"/>
    </style:style>
    <style:style style:name="T6" style:family="text">
      <style:text-properties fo:color="#0f0f0f" loext:opacity="100%" fo:font-size="12pt" fo:font-weight="bold" officeooo:rsid="0027c28d" style:font-size-asian="12pt" style:font-weight-asian="bold" style:font-size-complex="12pt" style:font-weight-complex="bold" loext:padding="0in" loext:border="none"/>
    </style:style>
    <style:style style:name="T7" style:family="text">
      <style:text-properties officeooo:rsid="00074d6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72219" style:font-size-asian="12pt" style:font-size-complex="12pt"/>
    </style:style>
    <style:style style:name="T10" style:family="text">
      <style:text-properties fo:font-size="12pt" officeooo:rsid="00099a1d" style:font-size-asian="12pt" style:font-size-complex="12pt"/>
    </style:style>
    <style:style style:name="T11" style:family="text">
      <style:text-properties fo:font-size="12pt" officeooo:rsid="001d56a4" style:font-size-asian="12pt" style:font-size-complex="12pt"/>
    </style:style>
    <style:style style:name="T12" style:family="text">
      <style:text-properties fo:font-size="12pt" officeooo:rsid="001fd0af" style:font-size-asian="12pt" style:font-size-complex="12pt"/>
    </style:style>
    <style:style style:name="T13" style:family="text">
      <style:text-properties fo:font-size="12pt" officeooo:rsid="0021ca73" style:font-size-asian="12pt" style:font-size-complex="12pt"/>
    </style:style>
    <style:style style:name="T14" style:family="text">
      <style:text-properties fo:font-size="12pt" officeooo:rsid="002279d9" style:font-size-asian="12pt" style:font-size-complex="12pt"/>
    </style:style>
    <style:style style:name="T15" style:family="text">
      <style:text-properties fo:font-size="12pt" officeooo:rsid="0025c4eb" style:font-size-asian="12pt" style:font-size-complex="12pt"/>
    </style:style>
    <style:style style:name="T16" style:family="text">
      <style:text-properties fo:font-size="12pt" officeooo:rsid="0025db1a" style:font-size-asian="12pt" style:font-size-complex="12pt"/>
    </style:style>
    <style:style style:name="T17" style:family="text">
      <style:text-properties fo:font-size="12pt" officeooo:rsid="002ed023" style:font-size-asian="12pt" style:font-size-complex="12pt"/>
    </style:style>
    <style:style style:name="T18" style:family="text">
      <style:text-properties fo:font-size="12pt" officeooo:rsid="003057d7" style:font-size-asian="12pt" style:font-size-complex="12pt"/>
    </style:style>
    <style:style style:name="T19" style:family="text">
      <style:text-properties fo:font-size="12pt" officeooo:rsid="0030920d" style:font-size-asian="12pt" style:font-size-complex="12pt"/>
    </style:style>
    <style:style style:name="T20" style:family="text">
      <style:text-properties fo:font-size="12pt" officeooo:rsid="00310d93" style:font-size-asian="12pt" style:font-size-complex="12pt"/>
    </style:style>
    <style:style style:name="T21" style:family="text">
      <style:text-properties fo:font-size="12pt" officeooo:rsid="00329aaa" style:font-size-asian="12pt" style:font-size-complex="12pt"/>
    </style:style>
    <style:style style:name="T22" style:family="text">
      <style:text-properties fo:font-size="12pt" officeooo:rsid="003560e4" style:font-size-asian="12pt" style:font-size-complex="12pt"/>
    </style:style>
    <style:style style:name="T23" style:family="text">
      <style:text-properties fo:font-size="12pt" officeooo:rsid="0036e894" style:font-size-asian="12pt" style:font-size-complex="12pt"/>
    </style:style>
    <style:style style:name="T24" style:family="text">
      <style:text-properties fo:font-size="12pt" officeooo:rsid="0037eb04" style:font-size-asian="12pt" style:font-size-complex="12pt"/>
    </style:style>
    <style:style style:name="T25" style:family="text">
      <style:text-properties fo:font-size="12pt" officeooo:rsid="003c8af1" style:font-size-asian="12pt" style:font-size-complex="12pt"/>
    </style:style>
    <style:style style:name="T26" style:family="text">
      <style:text-properties fo:font-size="12pt" officeooo:rsid="003e4d57" style:font-size-asian="12pt" style:font-size-complex="12pt"/>
    </style:style>
    <style:style style:name="T27" style:family="text">
      <style:text-properties fo:font-size="12pt" officeooo:rsid="003f6bef" style:font-size-asian="12pt" style:font-size-complex="12pt"/>
    </style:style>
    <style:style style:name="T28" style:family="text">
      <style:text-properties fo:font-size="12pt" officeooo:rsid="0040bd0f" style:font-size-asian="12pt" style:font-size-complex="12pt"/>
    </style:style>
    <style:style style:name="T29" style:family="text">
      <style:text-properties fo:font-size="12pt" officeooo:rsid="0042b1c7" style:font-size-asian="12pt" style:font-size-complex="12pt"/>
    </style:style>
    <style:style style:name="T30" style:family="text">
      <style:text-properties fo:font-size="12pt" officeooo:rsid="004a8a10" style:font-size-asian="12pt" style:font-size-complex="12pt"/>
    </style:style>
    <style:style style:name="T31" style:family="text">
      <style:text-properties fo:font-size="12pt" officeooo:rsid="004d66a1" style:font-size-asian="12pt" style:font-size-complex="12pt"/>
    </style:style>
    <style:style style:name="T32" style:family="text">
      <style:text-properties fo:font-size="12pt" officeooo:rsid="005335bc" style:font-size-asian="12pt" style:font-size-complex="12pt"/>
    </style:style>
    <style:style style:name="T33" style:family="text">
      <style:text-properties fo:font-size="12pt" officeooo:rsid="005763b8" style:font-size-asian="12pt" style:font-size-complex="12pt"/>
    </style:style>
    <style:style style:name="T34" style:family="text">
      <style:text-properties fo:font-size="12pt" officeooo:rsid="00577866" style:font-size-asian="12pt" style:font-size-complex="12pt"/>
    </style:style>
    <style:style style:name="T35" style:family="text">
      <style:text-properties fo:font-size="12pt" officeooo:rsid="005ad49b" style:font-size-asian="12pt" style:font-size-complex="12pt"/>
    </style:style>
    <style:style style:name="T36" style:family="text">
      <style:text-properties fo:font-size="12pt" officeooo:rsid="00606183" style:font-size-asian="12pt" style:font-size-complex="12pt"/>
    </style:style>
    <style:style style:name="T37" style:family="text">
      <style:text-properties fo:font-size="12pt" officeooo:rsid="0061907e" style:font-size-asian="12pt" style:font-size-complex="12pt"/>
    </style:style>
    <style:style style:name="T38" style:family="text">
      <style:text-properties fo:font-size="12pt" officeooo:rsid="0062be44" style:font-size-asian="12pt" style:font-size-complex="12pt"/>
    </style:style>
    <style:style style:name="T39" style:family="text">
      <style:text-properties fo:font-size="12pt" officeooo:rsid="00648d0d" style:font-size-asian="12pt" style:font-size-complex="12pt"/>
    </style:style>
    <style:style style:name="T40" style:family="text">
      <style:text-properties fo:font-size="12pt" officeooo:rsid="00678e88" style:font-size-asian="12pt" style:font-size-complex="12pt"/>
    </style:style>
    <style:style style:name="T41" style:family="text">
      <style:text-properties fo:font-size="12pt" officeooo:rsid="00688a12" style:font-size-asian="12pt" style:font-size-complex="12pt"/>
    </style:style>
    <style:style style:name="T42" style:family="text">
      <style:text-properties fo:font-size="12pt" officeooo:rsid="00698186" style:font-size-asian="12pt" style:font-size-complex="12pt"/>
    </style:style>
    <style:style style:name="T43" style:family="text">
      <style:text-properties fo:font-size="12pt" officeooo:rsid="006a7184" style:font-size-asian="12pt" style:font-size-complex="12pt"/>
    </style:style>
    <style:style style:name="T44" style:family="text">
      <style:text-properties fo:font-size="12pt" officeooo:rsid="006abc97" style:font-size-asian="12pt" style:font-size-complex="12pt"/>
    </style:style>
    <style:style style:name="T45" style:family="text">
      <style:text-properties fo:font-size="12pt" style:font-size-asian="10.5pt" style:font-size-complex="12pt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188784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640ef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2d6af0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197f83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640ef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2c29a4" style:font-size-asian="10.5pt" style:font-weight-asian="normal" style:font-size-complex="12pt" style:font-weight-complex="normal"/>
    </style:style>
    <style:style style:name="T53" style:family="text">
      <style:text-properties fo:font-size="12pt" fo:font-weight="bold" style:font-size-asian="10.5pt" style:font-weight-asian="bold" style:font-size-complex="12pt" style:font-weight-complex="bold"/>
    </style:style>
    <style:style style:name="T54" style:family="text">
      <style:text-properties fo:font-size="12pt" fo:font-weight="bold" officeooo:rsid="002640ef" style:font-size-asian="10.5pt" style:font-weight-asian="bold" style:font-size-complex="12pt" style:font-weight-complex="bold"/>
    </style:style>
    <style:style style:name="T55" style:family="text">
      <style:text-properties fo:font-size="16pt" officeooo:rsid="00091c14" style:font-size-asian="16pt" style:font-size-complex="16pt"/>
    </style:style>
    <style:style style:name="T56" style:family="text">
      <style:text-properties fo:font-size="16pt" officeooo:rsid="000b6159" style:font-size-asian="16pt" style:font-size-complex="16pt"/>
    </style:style>
    <style:style style:name="T57" style:family="text">
      <style:text-properties fo:font-size="16pt" officeooo:rsid="00091c14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072219" style:font-weight-asian="bold" style:font-weight-complex="bold"/>
    </style:style>
    <style:style style:name="T60" style:family="text">
      <style:text-properties fo:font-weight="bold" officeooo:rsid="000646c7" style:font-weight-asian="bold" style:font-weight-complex="bold"/>
    </style:style>
    <style:style style:name="T61" style:family="text">
      <style:text-properties fo:font-weight="bold" officeooo:rsid="000e2f94" style:font-weight-asian="bold" style:font-weight-complex="bold"/>
    </style:style>
    <style:style style:name="T62" style:family="text">
      <style:text-properties fo:font-weight="bold" officeooo:rsid="0027c28d" style:font-weight-asian="bold" style:font-weight-complex="bold"/>
    </style:style>
    <style:style style:name="T63" style:family="text">
      <style:text-properties fo:font-weight="bold" officeooo:rsid="002a783b" style:font-weight-asian="bold" style:font-weight-complex="bold"/>
    </style:style>
    <style:style style:name="T64" style:family="text">
      <style:text-properties officeooo:rsid="001988e7"/>
    </style:style>
    <style:style style:name="T65" style:family="text">
      <style:text-properties fo:font-size="10.5pt" officeooo:rsid="0021553d" style:font-size-asian="10.5pt" style:font-size-complex="10.5pt"/>
    </style:style>
    <style:style style:name="T66" style:family="text">
      <style:text-properties fo:color="#ff4000" loext:opacity="100%"/>
    </style:style>
    <style:style style:name="T67" style:family="text">
      <style:text-properties fo:color="#ff4000" loext:opacity="100%" fo:font-size="12pt" style:font-size-asian="12pt" style:font-size-complex="12pt"/>
    </style:style>
    <style:style style:name="T68" style:family="text">
      <style:text-properties fo:color="#ff4000" loext:opacity="100%" fo:font-size="12pt" fo:font-weight="normal" style:font-size-asian="10.5pt" style:font-weight-asian="normal" style:font-size-complex="12pt" style:font-weight-complex="normal"/>
    </style:style>
    <style:style style:name="T69" style:family="text">
      <style:text-properties fo:color="#ff4000" loext:opacity="100%" fo:font-size="12pt" fo:font-weight="normal" officeooo:rsid="002cda75" style:font-size-asian="10.5pt" style:font-weight-asian="normal" style:font-size-complex="12pt" style:font-weight-complex="normal"/>
    </style:style>
    <style:style style:name="T70" style:family="text">
      <style:text-properties fo:color="#ff4000" loext:opacity="100%" officeooo:rsid="002ed023"/>
    </style:style>
    <style:style style:name="T71" style:family="text">
      <style:text-properties officeooo:rsid="0021553d"/>
    </style:style>
    <style:style style:name="T72" style:family="text">
      <style:text-properties officeooo:rsid="002a783b"/>
    </style:style>
    <style:style style:name="T73" style:family="text">
      <style:text-properties officeooo:rsid="002ed023"/>
    </style:style>
    <style:style style:name="T74" style:family="text">
      <style:text-properties fo:color="#00a933" loext:opacity="100%" officeooo:rsid="002ed023"/>
    </style:style>
    <style:style style:name="T75" style:family="text">
      <style:text-properties fo:color="#00a933" loext:opacity="100%" fo:font-size="12pt" officeooo:rsid="002ed023" style:font-size-asian="12pt" style:font-size-complex="12pt"/>
    </style:style>
    <style:style style:name="T76" style:family="text">
      <style:text-properties fo:color="#00a933" loext:opacity="100%" fo:font-size="12pt" officeooo:rsid="003435b5" style:font-size-asian="12pt" style:font-size-complex="12pt"/>
    </style:style>
    <style:style style:name="T77" style:family="text">
      <style:text-properties fo:color="#00a933" loext:opacity="100%" fo:font-size="12pt" officeooo:rsid="0042b1c7" style:font-size-asian="12pt" style:font-size-complex="12pt"/>
    </style:style>
    <style:style style:name="T78" style:family="text">
      <style:text-properties fo:color="#00a933" loext:opacity="100%" fo:font-size="12pt" fo:font-weight="normal" officeooo:rsid="00197f83" style:font-size-asian="12pt" style:font-weight-asian="normal" style:font-size-complex="12pt" style:font-weight-complex="normal"/>
    </style:style>
    <style:style style:name="T79" style:family="text">
      <style:text-properties fo:color="#ff0000" loext:opacity="100%" fo:font-size="12pt" style:font-size-asian="12pt" style:font-size-complex="12pt"/>
    </style:style>
    <style:style style:name="T80" style:family="text">
      <style:text-properties fo:color="#ff0000" loext:opacity="100%" fo:font-size="12pt" officeooo:rsid="003057d7" style:font-size-asian="12pt" style:font-size-complex="12pt"/>
    </style:style>
    <style:style style:name="T81" style:family="text">
      <style:text-properties fo:color="#ff0000" loext:opacity="100%" fo:font-size="12pt" officeooo:rsid="0030920d" style:font-size-asian="12pt" style:font-size-complex="12pt"/>
    </style:style>
    <style:style style:name="T82" style:family="text">
      <style:text-properties fo:color="#ff0000" loext:opacity="100%" fo:font-size="12pt" officeooo:rsid="0040bd0f" style:font-size-asian="12pt" style:font-size-complex="12pt"/>
    </style:style>
    <style:style style:name="T83" style:family="text">
      <style:text-properties fo:color="#ff0000" loext:opacity="100%" fo:font-size="12pt" officeooo:rsid="0042b1c7" style:font-size-asian="12pt" style:font-size-complex="12pt"/>
    </style:style>
    <style:style style:name="T84" style:family="text">
      <style:text-properties fo:color="#ff0000" loext:opacity="100%" fo:font-size="12pt" officeooo:rsid="005335bc" style:font-size-asian="12pt" style:font-size-complex="12pt"/>
    </style:style>
    <style:style style:name="T85" style:family="text">
      <style:text-properties style:font-size-asian="12pt" style:font-size-complex="12pt"/>
    </style:style>
    <style:style style:name="T86" style:family="text">
      <style:text-properties officeooo:rsid="0053b533" style:font-size-asian="12pt" style:font-size-complex="12pt"/>
    </style:style>
    <style:style style:name="T87" style:family="text">
      <style:text-properties officeooo:rsid="0039e6d8"/>
    </style:style>
    <style:style style:name="T88" style:family="text">
      <style:text-properties officeooo:rsid="004a8a10"/>
    </style:style>
    <style:style style:name="T89" style:family="text">
      <style:text-properties officeooo:rsid="0061907e"/>
    </style:style>
    <style:style style:name="T90" style:family="text">
      <style:text-properties officeooo:rsid="00664a72"/>
    </style:style>
    <style:style style:name="T91" style:family="text">
      <style:text-properties officeooo:rsid="006663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Preparing</text:p>
      <text:p text:style-name="P39"><text:tab/><text:span text:style-name="T47">first check Ubuntu version (it should 22.04)</text:span></text:p>
      <text:p text:style-name="P28"><text:tab/><text:span text:style-name="T45">$ lsb_release -a</text:span></text:p>
      <text:p text:style-name="P28"><text:span text:style-name="T45"><text:tab/></text:span></text:p>
      <text:p text:style-name="P15">1- <text:span text:style-name="T61">Update &amp; install important libraries</text:span></text:p>
      <text:p text:style-name="P15"><text:tab/><text:span text:style-name="T9">$ sudo apt update</text:span></text:p>
      <text:p text:style-name="P16"><text:span text:style-name="T9"><text:tab/>$ sudo apt up</text:span><text:span text:style-name="T10">grade</text:span></text:p>
      <text:p text:style-name="P26"><text:span text:style-name="T9"><text:tab/>$ sudo apt install build-essential autoconf automake libxmu-dev gawk</text:span></text:p>
      <text:p text:style-name="P27"><text:span text:style-name="T9"/></text:p>
      <text:p text:style-name="P17"><text:span text:style-name="T9"><text:tab/>$ sudo apt update</text:span></text:p>
      <text:p text:style-name="P17"><text:span text:style-name="T9"><text:tab/>$ sudo apt up</text:span><text:span text:style-name="T14">grade</text:span></text:p>
      <text:p text:style-name="P29"><text:span text:style-name="T9"/></text:p>
      <text:p text:style-name="P29"><text:span text:style-name="T9"/></text:p>
      <text:p text:style-name="P37"><text:span text:style-name="T72">2</text:span><text:span text:style-name="T1">- </text:span><text:span text:style-name="T59">D</text:span><text:span text:style-name="T60">ownload </text:span><text:span text:style-name="T59">NS</text:span><text:span text:style-name="T60">2 </text:span><text:span text:style-name="T62">and Decompress</text:span></text:p>
      <text:p text:style-name="P37"><text:span text:style-name="T62"><text:tab/></text:span></text:p>
      <text:p text:style-name="P51"><text:tab/><text:span text:style-name="T62">Downloading : </text:span></text:p>
      <text:p text:style-name="P51"/>
      <text:p text:style-name="P50"><text:tab/>$ sudo apt update</text:p>
      <text:p text:style-name="P50"><text:tab/>$ sudo apt upgrade</text:p>
      <text:p text:style-name="P50"/>
      <text:p text:style-name="P50"><text:tab/>$ cd Documents/</text:p>
      <text:p text:style-name="P51"/>
      <text:p text:style-name="P51"/>
      <text:p text:style-name="P51"><text:span text:style-name="T7"><text:tab/>now download ns2.35s</text:span><text:span text:style-name="T1"> from the following ur</text:span><text:span text:style-name="T71">l : <text:tab/></text:span><text:span text:style-name="T65">(http://sourceforge.net/projects/nsnam/files/allinone/ns-allinone-2.35/ns-allinone-2.35.tar.gz/download)</text:span></text:p>
      <text:p text:style-name="P3"/>
      <text:p text:style-name="P3"/>
      <text:p text:style-name="P36"><text:span text:style-name="T5"><text:tab/></text:span><text:span text:style-name="T6">Decompress :</text:span></text:p>
      <text:p text:style-name="P36"><text:span text:style-name="T4"><text:tab/></text:span><text:span text:style-name="T3">$ </text:span><text:span text:style-name="T2">tar zxvf ns-allinone-2.35.tar.gz</text:span></text:p>
      <text:p text:style-name="P29"><text:span text:style-name="T9"/></text:p>
      <text:p text:style-name="P29"><text:span text:style-name="T9"/></text:p>
      <text:p text:style-name="P29"><text:span text:style-name="T63">3</text:span><text:span text:style-name="T59">- </text:span><text:span text:style-name="T58">Preparing to install gcc-4.8 and g++-4.8</text:span></text:p>
      <text:p text:style-name="P29"><text:span text:style-name="T58"><text:tab/></text:span></text:p>
      <text:p text:style-name="P29"><text:span text:style-name="T53"><text:tab/></text:span><text:span text:style-name="T68">* </text:span><text:span text:style-name="T69">note </text:span><text:span text:style-name="T52">go to main page</text:span></text:p>
      <text:p text:style-name="P29"><text:span text:style-name="T52"><text:tab/>$ cd ../</text:span></text:p>
      <text:p text:style-name="P29"><text:span text:style-name="T8"><text:tab/></text:span></text:p>
      <text:p text:style-name="P29"><text:span text:style-name="T8"><text:tab/>$ sudo gedit /etc/apt/sources.list</text:span></text:p>
      <text:p text:style-name="P29"><text:span text:style-name="T8"/></text:p>
      <text:p text:style-name="P33"><text:span text:style-name="T67"><text:tab/>*</text:span><text:span text:style-name="T8"> </text:span><text:span text:style-name="T69">note </text:span><text:span text:style-name="T11">add this line in the end of fil</text:span><text:span text:style-name="T12">e :</text:span></text:p>
      <text:p text:style-name="P30"><text:span text:style-name="T12"><text:tab/>deb http://in.archive.ubuntu.com/ubuntu/ bionic main universe</text:span></text:p>
      <text:p text:style-name="P30"><text:span text:style-name="T12"><text:tab/></text:span></text:p>
      <text:p text:style-name="P31"><text:span text:style-name="T12"><text:tab/></text:span><text:span text:style-name="T13">$ sudo apt update</text:span></text:p>
      <text:p text:style-name="P31"><text:span text:style-name="T13"/></text:p>
      <text:p text:style-name="P33"><text:span text:style-name="T13"><text:tab/>* </text:span><text:span text:style-name="T69">note</text:span><text:span text:style-name="T16"> the following single line maybe not required</text:span></text:p>
      <text:p text:style-name="P31"><text:span text:style-name="T13"><text:tab/></text:span><text:span text:style-name="T15">$ sudo apt-key adv --keyserver keyserver.ubuntu.com --recv-keys 3B4FE6ACC0B21F32</text:span></text:p>
      <text:p text:style-name="P34"><text:span text:style-name="T13"><text:tab/></text:span></text:p>
      <text:p text:style-name="P35"><text:soft-page-break/><text:span text:style-name="T13"><text:tab/>$ sudo apt update</text:span></text:p>
      <text:p text:style-name="P35"><text:span text:style-name="T13"><text:tab/>$ sudo apt upgrade</text:span></text:p>
      <text:p text:style-name="P29"><text:span text:style-name="T8"/></text:p>
      <text:p text:style-name="P29"><text:span text:style-name="T63">4</text:span><text:span text:style-name="T58">- install gcc-4.8 and g++-4.8</text:span></text:p>
      <text:p text:style-name="P32"><text:span text:style-name="T58"><text:tab/></text:span></text:p>
      <text:p text:style-name="P32"><text:span text:style-name="T54"><text:tab/></text:span><text:span text:style-name="T51">$ sudo apt install gcc-4.8 g++-4.8</text:span></text:p>
      <text:p text:style-name="P29"><text:span text:style-name="T58"><text:tab/></text:span><text:span text:style-name="T48">$ </text:span><text:span text:style-name="T49">cd Documents/ns-allinone-2.35/ns-2.35</text:span><text:span text:style-name="T48">/</text:span></text:p>
      <text:p text:style-name="P38"><text:span text:style-name="T48"><text:tab/></text:span><text:span text:style-name="T46">$ gedit Makefile.in</text:span></text:p>
      <text:p text:style-name="P46"/>
      <text:p text:style-name="P46"><text:tab/><text:span text:style-name="T66">* </text:span><text:span text:style-name="T70">note </text:span><text:span text:style-name="T74">Replace</text:span><text:span text:style-name="T73"> the following lines (line 36 and line 37):</text:span></text:p>
      <text:p text:style-name="P46"/>
      <text:p text:style-name="P15"><text:span text:style-name="T9"><text:tab/><text:tab/>CC<text:tab/>= @CC@</text:span></text:p>
      <text:p text:style-name="P15"><text:span text:style-name="T9"><text:tab/><text:tab/>CPP<text:tab/>= @CXX@</text:span></text:p>
      <text:p text:style-name="P18"><text:span text:style-name="T9"><text:tab/></text:span><text:span text:style-name="T75">with</text:span><text:span text:style-name="T78"> :</text:span></text:p>
      <text:p text:style-name="P47"/>
      <text:p text:style-name="P18"><text:span text:style-name="T9"><text:tab/><text:tab/>CC<text:tab/>= </text:span><text:span text:style-name="T17">gcc-4.8</text:span></text:p>
      <text:p text:style-name="P18"><text:span text:style-name="T9"><text:tab/><text:tab/>CPP<text:tab/>= </text:span><text:span text:style-name="T17">g++-4.8</text:span></text:p>
      <text:p text:style-name="P18"><text:span text:style-name="T17"><text:tab/></text:span></text:p>
      <text:p text:style-name="P18"><text:span text:style-name="T17"><text:tab/>$ cd ../</text:span></text:p>
      <text:p text:style-name="P40"><text:span text:style-name="T17"><text:tab/>$ </text:span><text:span text:style-name="T18">cd otcl-1.14/ </text:span></text:p>
      <text:p text:style-name="P40"><text:span text:style-name="T18"><text:tab/></text:span><text:span text:style-name="T19">$ gedit Makefile.in</text:span></text:p>
      <text:p text:style-name="P40"><text:span text:style-name="T18"><text:tab/></text:span></text:p>
      <text:p text:style-name="P40"><text:span text:style-name="T80"><text:tab/>* </text:span><text:span text:style-name="T81">note </text:span><text:span text:style-name="T76">Replace</text:span><text:span text:style-name="T20"> the following </text:span><text:span text:style-name="T21">in (line 7)</text:span></text:p>
      <text:p text:style-name="P40"><text:span text:style-name="T21"><text:tab/><text:tab/>CC=<text:tab/><text:tab/>@CC@</text:span></text:p>
      <text:p text:style-name="P40"><text:span text:style-name="T21"><text:tab/></text:span><text:span text:style-name="T22">with :</text:span></text:p>
      <text:p text:style-name="P41"><text:span text:style-name="T22"><text:tab/><text:tab/>CC=<text:tab/><text:tab/></text:span><text:span text:style-name="T17">gcc-4.8</text:span></text:p>
      <text:p text:style-name="P42"><text:span text:style-name="T21"><text:tab/></text:span></text:p>
      <text:p text:style-name="P42"><text:span text:style-name="T18"><text:tab/></text:span><text:span text:style-name="T19">$ </text:span><text:span text:style-name="T23">cd ../</text:span></text:p>
      <text:p text:style-name="P42"><text:span text:style-name="T23"><text:tab/>$ cd nam-1.15/</text:span></text:p>
      <text:p text:style-name="P43"><text:span text:style-name="T23"><text:tab/></text:span><text:span text:style-name="T24">$ </text:span><text:span text:style-name="T19">gedit Makefile.in</text:span></text:p>
      <text:p text:style-name="P43"><text:span text:style-name="T23"><text:tab/></text:span></text:p>
      <text:p text:style-name="P48"><text:tab/><text:span text:style-name="T66">* </text:span><text:span text:style-name="T70">note </text:span><text:span text:style-name="T74">Replace</text:span><text:span text:style-name="T73"> the following lines (line </text:span><text:span text:style-name="T87">46</text:span><text:span text:style-name="T73"> and line </text:span><text:span text:style-name="T87">47</text:span><text:span text:style-name="T73">):</text:span></text:p>
      <text:p text:style-name="P48"/>
      <text:p text:style-name="P19"><text:span text:style-name="T9"><text:tab/><text:tab/>CC<text:tab/>= @CC@</text:span></text:p>
      <text:p text:style-name="P19"><text:span text:style-name="T9"><text:tab/><text:tab/>CPP<text:tab/>= @CXX@</text:span></text:p>
      <text:p text:style-name="P19"><text:span text:style-name="T9"><text:tab/></text:span><text:span text:style-name="T75">with</text:span><text:span text:style-name="T78"> :</text:span></text:p>
      <text:p text:style-name="P48"/>
      <text:p text:style-name="P19"><text:span text:style-name="T9"><text:tab/><text:tab/>CC<text:tab/>= </text:span><text:span text:style-name="T17">gcc-4.8</text:span></text:p>
      <text:p text:style-name="P19"><text:span text:style-name="T9"><text:tab/><text:tab/>CPP<text:tab/>= </text:span><text:span text:style-name="T17">g++-4.8</text:span></text:p>
      <text:p text:style-name="P20"/>
      <text:p text:style-name="P20"><text:span text:style-name="T17"><text:tab/>$ cd ../</text:span></text:p>
      <text:p text:style-name="P21"><text:span text:style-name="T17"><text:tab/>$ cd xgraph-12.2/</text:span></text:p>
      <text:p text:style-name="P21"><text:span text:style-name="T23"><text:tab/></text:span><text:span text:style-name="T24">$ </text:span><text:span text:style-name="T19">gedit Makefile.in</text:span></text:p>
      <text:p text:style-name="P44"><text:span text:style-name="T18"><text:tab/></text:span></text:p>
      <text:p text:style-name="P44"><text:span text:style-name="T18"/></text:p>
      <text:p text:style-name="P44"><text:span text:style-name="T18"/></text:p>
      <text:p text:style-name="P44"><text:span text:style-name="T18"/></text:p>
      <text:p text:style-name="P45"><text:soft-page-break/><text:span text:style-name="T80"><text:tab/>* </text:span><text:span text:style-name="T81">note </text:span><text:span text:style-name="T76">Replace</text:span><text:span text:style-name="T20"> the following </text:span><text:span text:style-name="T21">in (line </text:span><text:span text:style-name="T25">120 </text:span><text:span text:style-name="T26">and line 123</text:span><text:span text:style-name="T21">)</text:span></text:p>
      <text:p text:style-name="P49"/>
      <text:p text:style-name="P22"><text:span text:style-name="T9"><text:tab/><text:tab/>CC<text:tab/>= @CC@</text:span></text:p>
      <text:p text:style-name="P22"><text:span text:style-name="T9"><text:tab/><text:tab/>CPP<text:tab/>= @CXX@</text:span></text:p>
      <text:p text:style-name="P22"><text:span text:style-name="T9"><text:tab/></text:span><text:span text:style-name="T75">with</text:span><text:span text:style-name="T78"> :</text:span></text:p>
      <text:p text:style-name="P49"/>
      <text:p text:style-name="P22"><text:span text:style-name="T9"><text:tab/><text:tab/>CC<text:tab/>= </text:span><text:span text:style-name="T17">gcc-4.8</text:span></text:p>
      <text:p text:style-name="P23"><text:span text:style-name="T9"><text:tab/><text:tab/>CPP<text:tab/>= </text:span><text:span text:style-name="T17">g++-4.8</text:span></text:p>
      <text:p text:style-name="P23"><text:span text:style-name="T55"/></text:p>
      <text:p text:style-name="P24"><text:span text:style-name="T17"><text:tab/>$ cd ../</text:span></text:p>
      <text:p text:style-name="P24"><text:span text:style-name="T17"><text:tab/>$ </text:span><text:span text:style-name="T27">cd ns-2.35/linkstate/</text:span></text:p>
      <text:p text:style-name="P24"><text:span text:style-name="T17"><text:tab/>$ </text:span><text:span text:style-name="T28">gedit ls.h</text:span></text:p>
      <text:p text:style-name="P24"><text:span text:style-name="T28"><text:tab/></text:span></text:p>
      <text:p text:style-name="P24"><text:span text:style-name="T82"><text:tab/>* </text:span><text:span text:style-name="T83">note</text:span><text:span text:style-name="T29"> </text:span><text:span text:style-name="T77">Replace</text:span><text:span text:style-name="T29"> the following in (line 137)</text:span></text:p>
      <text:p text:style-name="P25"><text:span text:style-name="T29"><text:tab/><text:tab/></text:span></text:p>
      <text:p text:style-name="P25"><text:span text:style-name="T29"><text:tab/><text:tab/>erase</text:span></text:p>
      <text:p text:style-name="P42"><text:span text:style-name="T19"><text:tab/></text:span><text:span text:style-name="T29">with :</text:span></text:p>
      <text:p text:style-name="P42"><text:span text:style-name="T29"><text:tab/><text:tab/>this-&gt;erase</text:span></text:p>
      <text:p text:style-name="P1"/>
      <text:p text:style-name="P4"><text:tab/><text:span text:style-name="T17">$ cd ../../</text:span></text:p>
      <text:p text:style-name="P12"><text:span text:style-name="T72">5</text:span><text:span text:style-name="T64">-</text:span> Install NS2</text:p>
      <text:p text:style-name="P12"/>
      <text:p text:style-name="P6"><text:span text:style-name="T82"><text:tab/>* </text:span><text:span text:style-name="T83">note</text:span><text:span text:style-name="T29"> <text:s/></text:span><text:span text:style-name="T31">be sure you still in directory (</text:span><text:span text:style-name="T49">ns-allinone-2.35/</text:span><text:span text:style-name="T31">)</text:span></text:p>
      <text:p text:style-name="P6"><text:span text:style-name="T31"/></text:p>
      <text:p text:style-name="P5"><text:tab/><text:span text:style-name="T8">$ ./</text:span><text:span text:style-name="T30">install</text:span></text:p>
      <text:p text:style-name="P5"><text:span text:style-name="T30"/></text:p>
      <text:p text:style-name="P13"><text:span text:style-name="T88">6- </text:span>After Installation</text:p>
      <text:p text:style-name="P5"><text:span text:style-name="T30"><text:tab/></text:span></text:p>
      <text:p text:style-name="P5"><text:span text:style-name="T84"><text:tab/>* note </text:span><text:span text:style-name="T32">copy the lines appear in terminal :</text:span></text:p>
      <text:p text:style-name="P5"><text:span text:style-name="T32"/></text:p>
      <text:p text:style-name="P5"><text:span text:style-name="T32">/home/ali/Documents/ns-allinone-2.35/bin:/home/ali/Documents/ns-allinone-2.35/tcl8.5.10/unix:/home/ali/Documents/ns-allinone-2.35/tk8.5.10/unix</text:span></text:p>
      <text:p text:style-name="P5"><text:span text:style-name="T32"/></text:p>
      <text:p text:style-name="P5"><text:span text:style-name="T32"/></text:p>
      <text:p text:style-name="P5"><text:span text:style-name="T32"><text:tab/></text:span><text:span text:style-name="T84">and </text:span><text:span text:style-name="T32">also the line <text:s/></text:span><text:span text:style-name="T33">of LD_LIBRERY_</text:span><text:span text:style-name="T34">PATH</text:span><text:span text:style-name="T32">:</text:span></text:p>
      <text:p text:style-name="P5"><text:span text:style-name="T32"><text:tab/></text:span></text:p>
      <text:p text:style-name="P5"><text:span text:style-name="T32"/></text:p>
      <text:p text:style-name="P5">/home/ali/Documents/ns-allinone-2.35/otcl-1.14:/home/ali/Documents/ns-allinone-2.35/lib</text:p>
      <text:p text:style-name="P1"><text:tab/></text:p>
      <text:p text:style-name="P7"><text:span text:style-name="T84">* note </text:span><text:span text:style-name="T86">in the above line remove comma and space and replace with <text:s/>colon symbol (:)</text:span></text:p>
      <text:p text:style-name="P7"><text:span text:style-name="T86"><text:tab/></text:span><text:span text:style-name="T85">otcl-1.14:/home/</text:span></text:p>
      <text:p text:style-name="P9"><text:span text:style-name="T84">* note</text:span><text:span text:style-name="T32"> make sure t</text:span><text:span text:style-name="T35">o change (ali) in home/ali to same name on your ubuntu </text:span><text:span text:style-name="T32">:</text:span></text:p>
      <text:p text:style-name="P8"><text:span text:style-name="T8">save both line in notepad or LiberOffice and go edit the following :</text:span></text:p>
      <text:p text:style-name="P8"><text:span text:style-name="T8"/></text:p>
      <text:p text:style-name="P8"><text:span text:style-name="T8"><text:tab/>$ gedit /home/ali/.bashrc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11"><text:soft-page-break/><text:span text:style-name="T79"><text:tab/>* note</text:span><text:span text:style-name="T8"> </text:span><text:span text:style-name="T32">make sure t</text:span><text:span text:style-name="T35">o change (ali) in home/ali to same name on your ubuntu </text:span><text:span text:style-name="T36">and </text:span><text:span text:style-name="T8">make sure that <text:tab/>path looks like the following :</text:span></text:p>
      <text:p text:style-name="P10"><text:span text:style-name="T84"><text:tab/></text:span></text:p>
      <text:p text:style-name="P10"><text:span text:style-name="T32"/></text:p>
      <text:p text:style-name="P8"><text:span text:style-name="T8">export PATH=$PATH:/home/ali/Documents/ns-allinone-2.35/bin:/home/ali/Documents/ns-allinone-2.35/tcl8.5.10/unix:/home/ali/Documents/ns-allinone-2.35/tk8.5.10/unix</text:span></text:p>
      <text:p text:style-name="P8"><text:span text:style-name="T8"/></text:p>
      <text:p text:style-name="P8"><text:span text:style-name="T8">export LD_LIBRARY_PATH=/home/ali/Documents/ns-allinone-2.35/otcl-1.14:/home/ali/Documents/ns-allinone-2.35/lib</text:span></text:p>
      <text:p text:style-name="P8"><text:span text:style-name="T8"/></text:p>
      <text:p text:style-name="P8"><text:span text:style-name="T8"><text:tab/></text:span><text:span text:style-name="T37">$ source /home/ali/.bashrc</text:span></text:p>
      <text:p text:style-name="P8"><text:span text:style-name="T37"/></text:p>
      <text:p text:style-name="P14"><text:span text:style-name="T91">7</text:span><text:span text:style-name="T88">- </text:span><text:span text:style-name="T90">Test NS and NAM</text:span></text:p>
      <text:p text:style-name="P8"><text:span text:style-name="T8"><text:tab/></text:span><text:span text:style-name="T38">$ ns</text:span></text:p>
      <text:p text:style-name="P8"><text:span text:style-name="T38"><text:tab/><text:tab/>ns-version</text:span></text:p>
      <text:p text:style-name="P8"><text:span text:style-name="T38"><text:tab/><text:tab/>exit</text:span></text:p>
      <text:p text:style-name="P8"><text:span text:style-name="T38"><text:tab/>$ </text:span><text:span text:style-name="T39">nam</text:span></text:p>
      <text:p text:style-name="P8"><text:span text:style-name="T32"><text:tab/></text:span><text:span text:style-name="T40">$ cd ns-2.35/</text:span></text:p>
      <text:p text:style-name="P8"><text:span text:style-name="T40"><text:tab/></text:span><text:span text:style-name="T41">$ cd tcl/</text:span></text:p>
      <text:p text:style-name="P8"><text:span text:style-name="T41"><text:tab/></text:span><text:span text:style-name="T42">$ cd ex/</text:span></text:p>
      <text:p text:style-name="P8"><text:span text:style-name="T42"><text:tab/></text:span><text:span text:style-name="T43">$ ns wireless-mitf.tcl</text:span></text:p>
      <text:p text:style-name="P8"><text:span text:style-name="T43"><text:tab/></text:span><text:span text:style-name="T44">$ nam wireless_mitf.na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urier" svg:font-family="courie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4:07:57.560234402</meta:creation-date>
    <dc:date>2023-08-04T07:32:12.841560694</dc:date>
    <meta:editing-duration>PT3H31M27S</meta:editing-duration>
    <meta:editing-cycles>94</meta:editing-cycles>
    <meta:generator>LibreOffice/7.3.7.2$Linux_X86_64 LibreOffice_project/30$Build-2</meta:generator>
    <meta:document-statistic meta:table-count="0" meta:image-count="0" meta:object-count="0" meta:page-count="4" meta:paragraph-count="116" meta:word-count="440" meta:character-count="3023" meta:non-whitespace-character-count="2554"/>
  </office:meta>
</office:document-meta>
</file>